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44cm" fo:min-width="5.59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096cm" svg:height="2.794cm" svg:x="2.794cm" svg:y="8.382cm">
          <text:p text:style-name="P1">Kinematic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13:19:54.549882005</meta:creation-date>
    <dc:date>2019-08-02T13:24:33.054291424</dc:date>
    <meta:editing-duration>PT4M40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